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Obj100" manifest:media-type="application/vnd.sun.star.oleobject"/>
  <manifest:file-entry manifest:full-path="content.xml" manifest:media-type="text/xml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5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text-position="0% 100%" fo:font-size="12pt" fo:font-style="normal" fo:text-shadow="none" style:text-underline-style="none" fo:font-weight="bold" style:font-size-asian="12pt" style:font-style-asian="normal" style:font-weight-asian="bold" style:font-size-complex="12pt" style:font-weight-complex="bold" style:text-emphasize="none"/>
    </style:style>
    <style:style style:name="P6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text-position="sub 58%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7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fo:font-size="12pt" fo:font-style="normal" fo:text-shadow="none" style:text-underline-style="none" style:font-size-asian="12pt" style:font-style-asian="normal" style:font-size-complex="12pt" style:text-emphasize="none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text-emphasize="none"/>
    </style:style>
    <style:style style:name="T9" style:family="text">
      <style:text-properties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0" style:family="text">
      <style:text-properties style:text-outline="false" style:text-line-through-style="none" style:text-line-through-type="none" fo:font-size="12pt" fo:font-style="normal" fo:text-shadow="none" style:text-underline-style="none" style:font-size-asian="12pt" style:font-style-asian="normal" style:font-size-complex="12pt" style:text-emphasize="none"/>
    </style:style>
    <style:style style:name="T11" style:family="text">
      <style:text-properties style:text-outline="false" style:text-line-through-style="none" style:text-line-through-type="none" style:text-position="super 58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text-emphasize="none"/>
    </style:style>
    <style:style style:name="T12" style:family="text">
      <style:text-properties style:text-outline="false" style:text-line-through-style="none" style:text-line-through-type="none" style:text-position="super 58%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3" style:family="text">
      <style:text-properties style:text-outline="false" style:text-line-through-style="none" style:text-line-through-type="none" style:text-position="super 58%" fo:font-size="12pt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T14" style:family="text">
      <style:text-properties style:text-outline="false" style:text-line-through-style="none" style:text-line-through-type="none" style:text-position="super 58%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emphasize="none"/>
    </style:style>
    <style:style style:name="T15" style:family="text">
      <style:text-properties style:text-outline="false" style:text-line-through-style="none" style:text-line-through-type="none" style:text-position="super 58%" fo:font-size="12pt" fo:font-style="normal" fo:text-shadow="none" style:text-underline-style="none" fo:font-weight="bold" style:font-size-asian="12pt" style:font-style-asian="normal" style:font-weight-asian="bold" style:font-size-complex="12pt" style:font-weight-complex="bold" style:text-emphasize="none"/>
    </style:style>
    <style:style style:name="T16" style:family="text">
      <style:text-properties style:text-outline="false" style:text-line-through-style="none" style:text-line-through-type="none" style:text-position="sub 58%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7" style:family="text">
      <style:text-properties style:text-outline="false" style:text-line-through-style="none" style:text-line-through-typ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8" style:family="text">
      <style:text-properties style:text-outline="false" style:text-line-through-style="none" style:text-line-through-typ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T19" style:family="text">
      <style:text-properties style:text-outline="false" style:text-line-through-style="none" style:text-line-through-typ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/>
    </style:style>
    <style:style style:name="T20" style:family="text">
      <style:text-properties style:text-outline="false" style:text-line-through-style="none" style:text-line-through-type="none" style:text-position="0% 100%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emphasize="none"/>
    </style:style>
    <style:style style:name="T21" style:family="text">
      <style:text-properties style:text-outline="false" style:text-line-through-style="none" style:text-line-through-type="none" style:text-position="0% 100%" fo:font-size="12pt" fo:font-style="normal" fo:text-shadow="none" style:text-underline-style="none" fo:font-weight="bold" style:font-size-asian="12pt" style:font-style-asian="normal" style:font-weight-asian="bold" style:font-size-complex="12pt" style:font-weight-complex="bold" style:text-emphasize="none"/>
    </style:style>
    <style:style style:name="T22" style:family="text">
      <style:text-properties style:text-outline="false" style:text-line-through-style="none" style:text-line-through-type="none" style:text-position="0% 100%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emphasize="none"/>
    </style:style>
    <style:style style:name="T23" style:family="text">
      <style:text-properties style:text-position="super 58%" style:text-underline-style="none"/>
    </style:style>
    <style:style style:name="T24" style:family="text">
      <style:text-properties style:text-position="0% 100%" fo:font-size="12pt" style:text-underline-style="none" style:font-size-asian="12pt"/>
    </style:style>
    <style:style style:name="T25" style:family="text">
      <style:text-properties style:text-position="0% 100%" fo:font-size="12pt" fo:font-weight="bold" style:font-size-asian="12pt" style:font-weight-asian="bold" style:font-weight-complex="bold"/>
    </style:style>
    <style:style style:name="T26" style:family="text">
      <style:text-properties style:text-position="sub 58%" style:text-underline-style="none"/>
    </style:style>
    <style:style style:name="T27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okumentacja</text:span></text:p>
      <text:p text:style-name="P2">Miasto Borgów</text:p>
      <text:p text:style-name="P2"/>
      <text:p text:style-name="P1"><text:span text:style-name="T3">Autor:</text:span></text:p>
      <text:p text:style-name="P1">Artur Wyrozębski</text:p>
      <text:p text:style-name="P1"/>
      <text:p text:style-name="P1"><text:span text:style-name="T3">Problem:</text:span></text:p>
      <text:p text:style-name="P1">Rozbudowywany jest rekurencyjnie acykliczny graf składający się początkowo z jednego wierzchołka. Rozbudowa polega na stworzeniu trzech duplikatów aktualnego stanu grafu i połączeniu tych duplikatów dwoma węzłami oraz pięcioma krawędziami, gdzie nowo dodany węzeł łączy się z drugim nowo dodanym węzłem oraz z dwoma duplikatami grafu. Każda krawędź ma własną wagę, która jest identyczna dla wszystkich nowych krawędzi w danym kroku powiększania grafu. //do poprawy</text:p>
      <text:p text:style-name="P1">Celem jest obliczenie sumy odległości pomiędzy wszystkimi węzłami w grafie powstałym po krokach rozbudowy opisanych na wejściu.</text:p>
      <text:p text:style-name="P1"/>
      <text:p text:style-name="P1"><text:span text:style-name="T3">Analiza problemu:</text:span></text:p>
      <text:p text:style-name="P1">W każdym kroku rozbudowy liczba wierzchołków rośnie czterokrotnie oraz dodawane są dwa nowe wierzchołki, więc po <text:span text:style-name="T5">n</text:span><text:span text:style-name="T6"> </text:span><text:span text:style-name="T7">krokach liczba wierzchołków będzie wynosiła |</text:span><text:span text:style-name="T8">V| = (5/3)*4</text:span><text:span text:style-name="T11">n</text:span><text:span text:style-name="T8">-(2/3) (rozwiązanie równania rekurencyjnego).</text:span></text:p>
      <text:p text:style-name="P1"><text:span text:style-name="T8">Liczba krawędzi natomiast jest równa liczbie wierzchołków pomniejszonej o jeden (|E| = |V| - 1), co wynika z faktu, że graf jest zawsze drzewem.</text:span></text:p>
      <text:p text:style-name="P1"><text:span text:style-name="T8">Zawsze występują maksymalnie trzy krawędzie na wierzchołek, bo nowo dodany wierzchołek w danym kroku zawsze łączy się z liśćmi zduplikowanych grafów oraz z drugim dodanym wierzchołkiem. Liść grafu ma tylko jedną krawędź, a po połączeniu będzie miał dwa krawędzie.</text:span></text:p>
      <text:p text:style-name="P1"><text:span text:style-name="T8">Wagi krawędzi każdego wierzchołka, który ma dwa krawędzie, są różnowartościowe. Inaczej jest w przypadku wierzchołków, które posiadają trzy krawędzie. U nich są to identyczne wartości.</text:span></text:p>
      <text:p text:style-name="P1"><text:span text:style-name="T8">W każdym grafie rozbudowanym jak w opisie problemu występuje symetria „względem środka grafu”.</text:span></text:p>
      <text:p text:style-name="P1"><text:span text:style-name="T8">Po obliczeniu sumy odległości</text:span><text:span text:style-name="T9"> w grafie dla dowolnego wierzchołka i potem dodaniu wierzchołka do tego grafu tak, aby był on liściem połączonym z tym wierzchołkiem, to suma odległości dla niego będzie równa sumie sumy odległości dla sąsiadującego wierzchołka oraz poprzedniej ilości wierzchołków pomnożonej przez wagę krawędzi między dodanym wierzchołkiem, a sąsiadującym wierzchołkiem (S</text:span><text:span text:style-name="T16">|V|</text:span><text:span text:style-name="T17"> = <text:s/>S</text:span><text:span text:style-name="T16">|V|-1 </text:span><text:span text:style-name="T17">+ (|V|-1)*W(|V|;|V|-1); S – suma odległości do reszty wierzchołków dla danego wierzchołka; |V| - liczba wierzchołków; W – funkcja zwracająca wagę krawędzi między jednym wierzchołkiem a drugim). Wynika to z faktu, że każda ścieżka nowo dodanego wierzchołka-liścia do innych wierzchołków prowadzi przez wierzchołek sąsiadujący.</text:span></text:p>
      <text:p text:style-name="P1"/>
      <text:p text:style-name="P1"><text:span text:style-name="T3">Pierwsza propozycja rozwiązania problemu:</text:span></text:p>
      <text:p text:style-name="P1"><text:span text:style-name="T2">Najpierw następuje całkowita rozbudowa grafu o określoną liczbę kroków.</text:span></text:p>
      <text:p text:style-name="P1">Należy następnie ponumerować wszystkie wierzchołki i iterować od wierzchołka o numerze najmniejszym do tego o numerze największym. </text:p>
      <text:p text:style-name="P1">W danej iteracji należy obliczyć sumę odległości od wierzchołka którego dotyczy iteracja do wierzchołków o numerach większych poprzez wykorzystanie algorytmu Depth First Search.</text:p>
      <text:p text:style-name="P1">Przy przejściu z wierzchołka do następnego, którego się jeszcze nie odwiedziło, należy dodać wagę krawędzi do dotychczasowej odległości, która początkowo wynosi zero dla danej iteracji, a następnie dodać tę odległość do ich sumy, która również początkowo wynosi zero. Dodawanie odległości do sumy należy dokonywać tylko, gdy numer wierzchołka z którego się przeszło jest mniejszy niż numer wierzchołka będącego celem. Jeżeli z danego wierzchołka nie ma krawędzi do tych, których się nie odwiedziło, to należy odjąć wagę połączenia z poprzednim wierzchołkiem od dotychczasowej odległości i cofnąć się do niego.</text:p>
      <text:p text:style-name="P3"/>
      <text:p text:style-name="P1"><text:soft-page-break/><text:span text:style-name="T4">Analiza jakości pierwszego rozwiązania problemu:</text:span></text:p>
      <text:p text:style-name="P1"><text:span text:style-name="T2">Złożoność czasowa algorytmu DFS jest liniowa względem liczby wierzchołków. Algorytm DFS jest w danej propozycji rozwiązania problemu wykonywany dla każdego wierzchołka. Z tych faktów wynika, że złożoność czasowa algorytmu wynosi O(k) = k</text:span><text:span text:style-name="T23">2</text:span><text:span text:style-name="T24">, gdzie k jest liczbą wierzchołków. </text:span></text:p>
      <text:p text:style-name="P1"><text:span text:style-name="T24">Na podstawie treści problemu można zapisać równanie rekurencyjne k</text:span><text:span text:style-name="T26">n</text:span><text:span text:style-name="T24"> = 4*k</text:span><text:span text:style-name="T26">n-1 </text:span><text:span text:style-name="T24">+ 2 – w tym przypadku n jest numerem kroku rozbudowy, a natomiast k jest liczbą wierzchołków, tym samym uzależniając liczbę wierzchołków od kroku rozbudowy. Rozwiązaniem tego równania rekurencyjnego jest k</text:span><text:span text:style-name="T26">n</text:span><text:span text:style-name="T17"> = (5/3)*4</text:span><text:span text:style-name="T12">n</text:span><text:span text:style-name="T17">-(2/3). Z niego wynika liczba wierzchołków po powiększeniu grafu n razy. </text:span></text:p>
      <text:p text:style-name="P1"><text:span text:style-name="T17">Dzięki temu rozwiązaniu można uzależnić złożoność czasową od liczby rozbudowań. Ta złożoność algorytmu wynosi </text:span><text:span text:style-name="T20">O(n) = (4</text:span><text:span text:style-name="T14">n</text:span><text:span text:style-name="T20">)</text:span><text:span text:style-name="T14">2</text:span><text:span text:style-name="T17">.</text:span></text:p>
      <text:p text:style-name="P4"/>
      <text:p text:style-name="P1"><text:span text:style-name="T17">Złożoność pamięciowa algorytmu jest uzależniona </text:span><text:span text:style-name="T18">od ilości wierzchołków w ostatnim kroku rozbudowy. Złożoność pamięciowa wynosi więc </text:span><text:span text:style-name="T21">O(n) = 4</text:span><text:span text:style-name="T15">n</text:span><text:span text:style-name="T18">.</text:span></text:p>
      <text:p text:style-name="P6"/>
      <text:p text:style-name="P1"><text:span text:style-name="T21">Druga propozycja rozwiązania problemu:</text:span></text:p>
      <text:p text:style-name="P1"><text:span text:style-name="T10">Algorytm który przedstawię opiera się na równaniach w takim celu, aby uniknąć potrzeby rozbudowy grafu do jego późniejszej analizy. Sama rozbudowa grafu ma złożoność obliczeniową O(n)= </text:span><text:span text:style-name="T18">4</text:span><text:span text:style-name="T13">n</text:span><text:span text:style-name="T18">, więc by osiągnąć złożoność lepszą niż ta - nie można opierać się na algorytmach przeszukiwania grafu.</text:span></text:p>
      <text:p text:style-name="P1"><text:span text:style-name="T18">Sposób osiągnięcia ostatecznego równania rekurencyjnego obliczającego sumę odległości pomiędzy wszystkimi węzłami w określonym kroku rozbudowy grafu przedstawiam na zamieszczonych zdjęciach:</text:span></text:p>
      <text:p text:style-name="P7"/>
      <text:p text:style-name="P1"><text:span text:style-name="T22">Analiza jakości drugiego rozwiązania problemu:</text:span></text:p>
      <text:p text:style-name="P1"><text:span text:style-name="T19">Złożoność obliczeniowa algorytmu wynosi </text:span><text:span text:style-name="T20">O(n) = n</text:span><text:span text:style-name="T19">, bo występują tylko podstawowe operacje na liczbach w tym algorytmie oraz są one wykonywane w sposób iteracyjny.</text:span></text:p>
      <text:p text:style-name="P1"><text:span text:style-name="T19">Złożoność pamięciowa wynosi </text:span><text:span text:style-name="T20">O(n) = 1</text:span><text:span text:style-name="T19">. Po pierwszej iteracji algorytmu nie ma potrzeby przydzielania programowi dodatkowej pamięci.</text:span></text:p>
      <text:p text:style-name="P7"/>
      <text:p text:style-name="P1"><text:span text:style-name="T21">Informacje o implementacjach algorytmów:</text:span></text:p>
      <text:p text:style-name="P1"><text:span text:style-name="T18">Implementacje zostały napisane w języku Python 3.7.</text:span></text:p>
      <text:p text:style-name="P1"><text:span text:style-name="T10">Nie korzystano z zewnętrznych bibliotek oprócz narzędzi do profilowania.</text:span></text:p>
      <text:p text:style-name="P7"/>
      <text:p text:style-name="P1"><text:span text:style-name="T3">Opis sposobu testowania algorytmów:</text:span></text:p>
      <text:p text:style-name="P1">Do testowania poprawności algorytmu wykorzystuję testy jednostkowe, które mają sprawdzać poprawność działania poszczególnych funkcji algorytmu, grafu oraz rozbudowy grafu.</text:p>
      <text:p text:style-name="P1">Do testowania czasu działania algorytmu oraz wymagań pamięciowych korzystam z narzędzi do profilowania. Tymi narzędziami są odpowiednio cProfile oraz memory-profiler.</text:p>
      <text:p text:style-name="P1">cProfile pozwala na kalibrację profilowania, przez co ograniczany jest wpływ profilowania na wyniki czasu wykonywania algorytmu. Przedstawia dodatkowo wpływ czasowy poszczególnych funkcji na działanie algorytmu.</text:p>
      <text:p text:style-name="P1"><text:span text:style-name="T17">Memory-profiler analogicznie przedstawia wpływ pamięciowy poszczególnych funkcji algorytmu.</text:span></text:p>
      <text:p text:style-name="P7"/>
      <text:p text:style-name="P7"/>
      <text:p text:style-name="P1"><text:span text:style-name="T21">Wyniki testów:</text:span></text:p>
      <text:p text:style-name="P1"><text:span text:style-name="T10"/></text:p>
      <text:p text:style-name="P1"><draw:frame draw:style-name="fr1" draw:name="Obiekt1" text:anchor-type="paragraph" svg:x="-0.616cm" svg:y="0.572cm" svg:width="18.576cm" svg:height="2.203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0"/></text:p>
      <text:p text:style-name="P1"><text:soft-page-break/><text:span text:style-name="T10"/></text:p>
      <text:p text:style-name="P1"><text:span text:style-name="T21">Wnioski i obserwacje:</text:span></text:p>
      <text:p text:style-name="P5"/>
      <text:p text:style-name="P1"><text:span text:style-name="T18">Warto patrzeć na problem od różnych str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pl" fo:country="PL" style:letter-kerning="tru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0pt" fo:language="pl" fo:country="PL" style:letter-kerning="tru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pl" fo:country="PL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1:55:29</meta:creation-date>
    <dc:language>pl-PL</dc:language>
    <dc:date>2020-01-14T13:17:12.448119669</dc:date>
    <meta:editing-cycles>90</meta:editing-cycles>
    <meta:editing-duration>PT9H50M5S</meta:editing-duration>
    <meta:generator>LibreOffice/6.0.7.3$Linux_X86_64 LibreOffice_project/00m0$Build-3</meta:generator>
    <meta:document-statistic meta:table-count="0" meta:image-count="0" meta:object-count="1" meta:page-count="3" meta:paragraph-count="41" meta:word-count="810" meta:character-count="6043" meta:non-whitespace-character-count="5267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3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bee3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add58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add58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ackground-color="#f8aa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4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ackground-color="#fff68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ackground-color="#adc5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bee3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add58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add58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ackground-color="#f8aa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4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9" style:family="table-cell" style:parent-style-name="Default">
      <style:table-cell-properties fo:background-color="#fff68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table:table-column table:style-name="co1" table:number-columns-repeated="14" table:default-cell-style-name="Default"/>
        <table:table-column table:style-name="co2" table:default-cell-style-name="ce14"/>
        <table:table-column table:style-name="co1" table:number-columns-repeated="6" table:default-cell-style-name="ce17"/>
        <table:table-column table:style-name="co1" table:default-cell-style-name="ce19"/>
        <table:table-row table:style-name="ro1">
          <table:table-cell table:number-columns-repeated="14"/>
          <table:table-cell table:style-name="ce13" office:value-type="string" calcext:value-type="string">
            <text:p>Średnie czasy wykonania</text:p>
          </table:table-cell>
          <table:table-cell table:style-name="ce15" office:value-type="string" calcext:value-type="string" table:number-columns-spanned="6" table:number-rows-spanned="1">
            <text:p>Liczba kroków rozbudowy grafu</text:p>
          </table:table-cell>
          <table:covered-table-cell table:number-columns-repeated="5" table:style-name="ce15"/>
          <table:table-cell table:style-name="ce18" office:value-type="string" calcext:value-type="string" table:number-columns-spanned="1" table:number-rows-spanned="2">
            <text:p>Liczba powtórzeń wykonania programu</text:p>
          </table:table-cell>
        </table:table-row>
        <table:table-row table:style-name="ro2">
          <table:table-cell table:number-columns-repeated="14"/>
          <table:table-cell office:value-type="string" calcext:value-type="string">
            <text:p>Algorytm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covered-table-cell table:style-name="ce18"/>
        </table:table-row>
        <table:table-row table:style-name="ro1">
          <table:table-cell table:number-columns-repeated="14"/>
          <table:table-cell office:value-type="string" calcext:value-type="string">
            <text:p>Pierwszy (oparty na DFS)</text:p>
          </table:table-cell>
          <table:table-cell office:value-type="string" calcext:value-type="string">
            <text:p>0.4 ms</text:p>
          </table:table-cell>
          <table:table-cell office:value-type="string" calcext:value-type="string">
            <text:p>3.8 ms</text:p>
          </table:table-cell>
          <table:table-cell office:value-type="string" calcext:value-type="string">
            <text:p>48 ms</text:p>
          </table:table-cell>
          <table:table-cell office:value-type="string" calcext:value-type="string">
            <text:p>770 ms</text:p>
          </table:table-cell>
          <table:table-cell office:value-type="string" calcext:value-type="string">
            <text:p>12 s</text:p>
          </table:table-cell>
          <table:table-cell office:value-type="string" calcext:value-type="string">
            <text:p>204 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Drugi (Rekurencyjny)</text:p>
          </table:table-cell>
          <table:table-cell office:value-type="string" calcext:value-type="string">
            <text:p>0.0037 ms</text:p>
          </table:table-cell>
          <table:table-cell office:value-type="string" calcext:value-type="string">
            <text:p>0.01 ms</text:p>
          </table:table-cell>
          <table:table-cell office:value-type="string" calcext:value-type="string">
            <text:p>0.02 ms</text:p>
          </table:table-cell>
          <table:table-cell office:value-type="string" calcext:value-type="string">
            <text:p>0.0339 ms</text:p>
          </table:table-cell>
          <table:table-cell office:value-type="string" calcext:value-type="string">
            <text:p>0.05 ms</text:p>
          </table:table-cell>
          <table:table-cell office:value-type="string" calcext:value-type="string">
            <text:p>0.07 ms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Drugi (Iteracyjny)</text:p>
          </table:table-cell>
          <table:table-cell office:value-type="string" calcext:value-type="string">
            <text:p>0.003 ms</text:p>
          </table:table-cell>
          <table:table-cell office:value-type="string" calcext:value-type="string">
            <text:p>0.0068 ms</text:p>
          </table:table-cell>
          <table:table-cell office:value-type="string" calcext:value-type="string">
            <text:p>0.0115 ms</text:p>
          </table:table-cell>
          <table:table-cell office:value-type="string" calcext:value-type="string">
            <text:p>0.0171 ms</text:p>
          </table:table-cell>
          <table:table-cell office:value-type="string" calcext:value-type="string">
            <text:p>0.0238 ms</text:p>
          </table:table-cell>
          <table:table-cell office:value-type="string" calcext:value-type="string">
            <text:p>0.0317 ms</text:p>
          </table:table-cell>
          <table:table-cell office:value-type="float" office:value="10000" calcext:value-type="float">
            <text:p>1000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.00.0000</text:date>, <text:time style:data-style-name="N2" text:time-value="13:15:58.46643981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